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07D0042D43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 svg:font-family="Trebu"/>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4.377cm" fo:margin-left="-0.243cm" fo:margin-top="0cm" fo:margin-bottom="0cm" table:align="left"/>
    </style:style>
    <style:style style:name="Table1.A" style:family="table-column">
      <style:table-column-properties style:column-width="1.93cm"/>
    </style:style>
    <style:style style:name="Table1.B" style:family="table-column">
      <style:table-column-properties style:column-width="12.448cm"/>
    </style:style>
    <style:style style:name="Table1.1" style:family="table-row">
      <style:table-row-properties fo:keep-together="auto"/>
    </style:style>
    <style:style style:name="Table1.A1" style:family="table-cell">
      <style:table-cell-properties style:vertical-align="" fo:background-color="#efefef" fo:padding="0.176cm" fo:border="3pt solid #ffffff">
        <style:background-image/>
      </style:table-cell-properties>
    </style:style>
    <style:style style:name="Table1.B2" style:family="table-cell">
      <style:table-cell-properties style:vertical-align="middle" fo:background-color="#efefef" fo:padding="0.176cm" fo:border="3pt solid #ffffff">
        <style:background-image/>
      </style:table-cell-properties>
    </style:style>
    <style:style style:name="Table2" style:family="table">
      <style:table-properties style:width="15.875cm" fo:margin-left="-0.243cm" fo:margin-top="0cm" fo:margin-bottom="0cm" table:align="left"/>
    </style:style>
    <style:style style:name="Table2.A" style:family="table-column">
      <style:table-column-properties style:column-width="3.519cm"/>
    </style:style>
    <style:style style:name="Table2.B" style:family="table-column">
      <style:table-column-properties style:column-width="12.356cm"/>
    </style:style>
    <style:style style:name="Table2.1" style:family="table-row">
      <style:table-row-properties fo:keep-together="auto"/>
    </style:style>
    <style:style style:name="Table2.A1" style:family="table-cell">
      <style:table-cell-properties style:vertical-align="" fo:background-color="#efefef" fo:padding="0.176cm" fo:border="3pt solid #ffffff">
        <style:background-image/>
      </style:table-cell-properties>
    </style:style>
    <style:style style:name="Table2.B3" style:family="table-cell">
      <style:table-cell-properties style:vertical-align="middle" fo:background-color="#efefef" fo:padding="0.176cm" fo:border="3pt solid #ffffff">
        <style:background-image/>
      </style:table-cell-properties>
    </style:style>
    <style:style style:name="Table3" style:family="table">
      <style:table-properties style:width="15.921cm" fo:margin-left="-0.243cm" fo:margin-top="0cm" fo:margin-bottom="0cm" table:align="left"/>
    </style:style>
    <style:style style:name="Table3.A" style:family="table-column">
      <style:table-column-properties style:column-width="15.921cm"/>
    </style:style>
    <style:style style:name="Table3.1" style:family="table-row">
      <style:table-row-properties fo:keep-together="auto"/>
    </style:style>
    <style:style style:name="Table3.A1" style:family="table-cell">
      <style:table-cell-properties style:vertical-align="" fo:background-color="#efefef" fo:padding="0.176cm" fo:border="3pt solid #ffffff">
        <style:background-image/>
      </style:table-cell-properties>
    </style:style>
    <style:style style:name="Table4" style:family="table">
      <style:table-properties style:width="15.875cm" fo:margin-left="-0.243cm" fo:margin-top="0cm" fo:margin-bottom="0cm" table:align="left"/>
    </style:style>
    <style:style style:name="Table4.A" style:family="table-column">
      <style:table-column-properties style:column-width="3.281cm"/>
    </style:style>
    <style:style style:name="Table4.B" style:family="table-column">
      <style:table-column-properties style:column-width="12.594cm"/>
    </style:style>
    <style:style style:name="Table4.1" style:family="table-row">
      <style:table-row-properties fo:keep-together="auto"/>
    </style:style>
    <style:style style:name="Table4.A1" style:family="table-cell">
      <style:table-cell-properties style:vertical-align="" fo:background-color="#efefef" fo:padding="0.176cm" fo:border="3pt solid #ffffff">
        <style:background-image/>
      </style:table-cell-properties>
    </style:style>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text-align="end" style:justify-single-word="false" fo:padding="0cm" fo:border="none"/>
    </style:style>
    <style:style style:name="P3" style:family="paragraph" style:parent-style-name="Standard">
      <style:paragraph-properties fo:margin-top="0cm" fo:margin-bottom="0cm" loext:contextual-spacing="false" fo:line-height="100%" fo:padding="0cm" fo:border="none"/>
    </style:style>
    <style:style style:name="P4" style:family="paragraph" style:parent-style-name="Standard">
      <style:paragraph-properties fo:margin-top="0cm" fo:margin-bottom="0cm" loext:contextual-spacing="false" fo:padding="0cm" fo:border="none"/>
      <style:text-properties fo:font-size="6pt" style:font-size-asian="6pt" style:font-size-complex="6pt"/>
    </style:style>
    <style:style style:name="P5" style:family="paragraph" style:parent-style-name="Standard">
      <style:paragraph-properties fo:margin-top="0cm" fo:margin-bottom="0cm" loext:contextual-spacing="false" fo:text-align="justify" style:justify-single-word="false" fo:padding="0cm" fo:border="none"/>
    </style:style>
    <style:style style:name="P6" style:family="paragraph" style:parent-style-name="Standard">
      <style:paragraph-properties fo:margin-top="0cm" fo:margin-bottom="0cm" loext:contextual-spacing="false" fo:text-align="justify" style:justify-single-word="false" fo:padding="0cm" fo:border="none"/>
      <style:text-properties officeooo:paragraph-rsid="0021fb6d"/>
    </style:style>
    <style:style style:name="P7" style:family="paragraph" style:parent-style-name="Standard">
      <style:paragraph-properties fo:margin-top="0cm" fo:margin-bottom="0cm" loext:contextual-spacing="false" fo:line-height="100%" fo:padding="0cm" fo:border="none"/>
      <style:text-properties officeooo:rsid="00163a6e"/>
    </style:style>
    <style:style style:name="P8" style:family="paragraph" style:parent-style-name="Standard">
      <style:paragraph-properties fo:margin-top="0cm" fo:margin-bottom="0cm" loext:contextual-spacing="false" fo:line-height="100%" fo:padding="0cm" fo:border="none"/>
      <style:text-properties officeooo:rsid="00163a6e" officeooo:paragraph-rsid="00163a6e"/>
    </style:style>
    <style:style style:name="P9" style:family="paragraph" style:parent-style-name="Standard">
      <style:paragraph-properties fo:margin-top="0cm" fo:margin-bottom="0cm" loext:contextual-spacing="false" fo:line-height="100%" fo:padding="0cm" fo:border="none"/>
      <style:text-properties officeooo:rsid="00163a6e" officeooo:paragraph-rsid="00180f69"/>
    </style:style>
    <style:style style:name="P10" style:family="paragraph" style:parent-style-name="Standard">
      <style:paragraph-properties fo:margin-top="0cm" fo:margin-bottom="0cm" loext:contextual-spacing="false" fo:line-height="100%" fo:padding="0cm" fo:border="none"/>
      <style:text-properties officeooo:rsid="001ae8ef" officeooo:paragraph-rsid="001ae8ef"/>
    </style:style>
    <style:style style:name="P11" style:family="paragraph" style:parent-style-name="Standard">
      <style:paragraph-properties fo:margin-top="0cm" fo:margin-bottom="0cm" loext:contextual-spacing="false" fo:text-align="start" style:justify-single-word="false" fo:padding="0cm" fo:border="none"/>
    </style:style>
    <style:style style:name="P12" style:family="paragraph" style:parent-style-name="Standard">
      <style:paragraph-properties fo:margin-top="0cm" fo:margin-bottom="0cm" loext:contextual-spacing="false" fo:text-align="justify" style:justify-single-word="false" fo:padding="0cm" fo:border="none"/>
      <style:text-properties officeooo:rsid="0029d77c" officeooo:paragraph-rsid="0029d77c"/>
    </style:style>
    <style:style style:name="P13" style:family="paragraph" style:parent-style-name="Standard">
      <style:paragraph-properties fo:margin-top="0cm" fo:margin-bottom="0cm" loext:contextual-spacing="false" fo:line-height="100%" fo:text-align="center" style:justify-single-word="false" fo:keep-together="auto" fo:padding="0cm" fo:border="none" fo:keep-with-next="auto"/>
    </style:style>
    <style:style style:name="P14" style:family="paragraph" style:parent-style-name="Standard">
      <style:paragraph-properties fo:margin-top="0cm" fo:margin-bottom="0cm" loext:contextual-spacing="false" fo:line-height="100%" fo:keep-together="auto" fo:padding="0cm" fo:border="none" fo:keep-with-next="auto"/>
    </style:style>
    <style:style style:name="P15" style:family="paragraph" style:parent-style-name="Standard">
      <style:paragraph-properties fo:margin-top="0cm" fo:margin-bottom="0cm" loext:contextual-spacing="false" fo:line-height="100%" fo:keep-together="auto" fo:padding="0cm" fo:border="none" fo:keep-with-next="auto"/>
      <style:text-properties officeooo:rsid="00203c89" officeooo:paragraph-rsid="00203c89"/>
    </style:style>
    <style:style style:name="P16" style:family="paragraph" style:parent-style-name="Standard">
      <style:paragraph-properties fo:margin-top="0cm" fo:margin-bottom="0cm" loext:contextual-spacing="false" fo:line-height="100%" fo:keep-together="auto" fo:padding="0cm" fo:border="none" fo:keep-with-next="auto"/>
      <style:text-properties officeooo:rsid="00203c89" officeooo:paragraph-rsid="002f2d79"/>
    </style:style>
    <style:style style:name="P17" style:family="paragraph" style:parent-style-name="Standard">
      <style:paragraph-properties fo:margin-top="0cm" fo:margin-bottom="0cm" loext:contextual-spacing="false" fo:break-before="page" fo:padding="0cm" fo:border="none"/>
    </style:style>
    <style:style style:name="P18" style:family="paragraph" style:parent-style-name="Standard">
      <style:paragraph-properties fo:margin-left="0cm" fo:margin-right="0cm" fo:margin-top="0cm" fo:margin-bottom="0cm" loext:contextual-spacing="false" fo:text-indent="0cm" style:auto-text-indent="false" fo:padding="0cm" fo:border="none"/>
    </style:style>
    <style:style style:name="P19"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text-properties fo:color="#666666"/>
    </style:style>
    <style:style style:name="P20"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style>
    <style:style style:name="P21" style:family="paragraph" style:parent-style-name="Standard">
      <style:paragraph-properties fo:margin-left="0cm" fo:margin-right="0cm" fo:margin-top="0cm" fo:margin-bottom="0cm" loext:contextual-spacing="false" fo:line-height="100%" fo:text-indent="0cm" style:auto-text-indent="false" fo:padding="0cm" fo:border="none"/>
    </style:style>
    <style:style style:name="P22" style:family="paragraph" style:parent-style-name="Standard">
      <style:paragraph-properties fo:margin-left="0cm" fo:margin-right="0cm" fo:margin-top="0cm" fo:margin-bottom="0cm" loext:contextual-spacing="false" fo:line-height="100%" fo:text-indent="0cm" style:auto-text-indent="false" fo:padding="0cm" fo:border="none"/>
      <style:text-properties officeooo:rsid="00163a6e" officeooo:paragraph-rsid="001a87f6"/>
    </style:style>
    <style:style style:name="P23" style:family="paragraph" style:parent-style-name="Title">
      <style:paragraph-properties fo:margin-left="0cm" fo:margin-right="0cm" fo:margin-top="0cm" fo:margin-bottom="0cm" loext:contextual-spacing="false" fo:text-align="center" style:justify-single-word="false" fo:text-indent="0cm" style:auto-text-indent="false" fo:padding="0cm" fo:border="none"/>
    </style:style>
    <style:style style:name="P24" style:family="paragraph" style:parent-style-name="Standard">
      <style:paragraph-properties fo:margin-left="0.635cm" fo:margin-right="0cm" fo:margin-top="0cm" fo:margin-bottom="0cm" loext:contextual-spacing="false" fo:text-indent="0cm" style:auto-text-indent="false" fo:padding="0cm" fo:border="none"/>
    </style:style>
    <style:style style:name="P25" style:family="paragraph" style:parent-style-name="Standard">
      <style:paragraph-properties fo:margin-left="1.27cm" fo:margin-right="0cm" fo:margin-top="0cm" fo:margin-bottom="0cm" loext:contextual-spacing="false" fo:text-indent="0cm" style:auto-text-indent="false" fo:padding="0cm" fo:border="none"/>
    </style:style>
    <style:style style:name="P26" style:family="paragraph" style:parent-style-name="Heading_20_2">
      <style:paragraph-properties fo:margin-top="0.353cm" fo:margin-bottom="0cm" loext:contextual-spacing="false" fo:padding="0cm" fo:border="none"/>
    </style:style>
    <style:style style:name="P27" style:family="paragraph" style:parent-style-name="Heading_20_1">
      <style:paragraph-properties fo:margin-top="0.353cm" fo:margin-bottom="0cm" loext:contextual-spacing="false" fo:text-align="center" style:justify-single-word="false" fo:padding="0cm" fo:border="none"/>
    </style:style>
    <style:style style:name="P28" style:family="paragraph" style:parent-style-name="Heading_20_1">
      <style:paragraph-properties fo:margin-top="0.353cm" fo:margin-bottom="0cm" loext:contextual-spacing="false" fo:text-align="start" style:justify-single-word="false" fo:padding="0cm" fo:border="none"/>
    </style:style>
    <style:style style:name="P29" style:family="paragraph" style:parent-style-name="Subtitle">
      <style:paragraph-properties fo:margin-top="0cm" fo:margin-bottom="0.353cm" loext:contextual-spacing="false" fo:text-align="center" style:justify-single-word="false" fo:padding="0cm" fo:border="none"/>
    </style:style>
    <style:style style:name="P30" style:family="paragraph" style:parent-style-name="Standard">
      <style:paragraph-properties fo:margin-top="0cm" fo:margin-bottom="0cm" loext:contextual-spacing="false" fo:text-align="justify" style:justify-single-word="false" fo:padding="0cm" fo:border="none"/>
    </style:style>
    <style:style style:name="P31" style:family="paragraph" style:parent-style-name="Standard">
      <style:paragraph-properties fo:margin-top="0cm" fo:margin-bottom="0cm" loext:contextual-spacing="false" fo:line-height="100%" fo:padding="0cm" fo:border="none"/>
      <style:text-properties officeooo:rsid="00331086" officeooo:paragraph-rsid="00331086"/>
    </style:style>
    <style:style style:name="P32" style:family="paragraph" style:parent-style-name="Standard">
      <style:paragraph-properties fo:margin-top="0cm" fo:margin-bottom="0cm" loext:contextual-spacing="false" fo:line-height="100%" fo:padding="0cm" fo:border="none"/>
      <style:text-properties officeooo:rsid="0034bb75" officeooo:paragraph-rsid="0034bb75"/>
    </style:style>
    <style:style style:name="P33" style:family="paragraph" style:parent-style-name="Standard">
      <style:paragraph-properties fo:margin-top="0cm" fo:margin-bottom="0cm" loext:contextual-spacing="false" fo:text-align="justify" style:justify-single-word="false" fo:padding="0cm" fo:border="none"/>
      <style:text-properties fo:font-size="13pt" fo:font-weight="bold" officeooo:rsid="0031c6e2" officeooo:paragraph-rsid="0031c6e2" style:font-size-asian="13pt" style:font-weight-asian="bold" style:font-size-complex="13pt" style:font-weight-complex="bold"/>
    </style:style>
    <style:style style:name="P34" style:family="paragraph" style:parent-style-name="Standard">
      <style:paragraph-properties fo:margin-top="0cm" fo:margin-bottom="0cm" loext:contextual-spacing="false" fo:line-height="100%" fo:padding="0cm" fo:border="none"/>
      <style:text-properties fo:font-size="13pt" fo:font-weight="bold" officeooo:rsid="00331086" officeooo:paragraph-rsid="00331086" style:font-size-asian="13pt" style:font-weight-asian="bold" style:font-size-complex="13pt" style:font-weight-complex="bold"/>
    </style:style>
    <style:style style:name="P35" style:family="paragraph" style:parent-style-name="Standard">
      <style:paragraph-properties fo:margin-top="0cm" fo:margin-bottom="0cm" loext:contextual-spacing="false" fo:line-height="100%" fo:padding="0cm" fo:border="none"/>
      <style:text-properties fo:font-size="13pt" style:text-underline-style="none" fo:font-weight="bold" officeooo:rsid="00331086" officeooo:paragraph-rsid="00331086" style:font-size-asian="13pt" style:font-weight-asian="bold" style:font-size-complex="13pt" style:font-weight-complex="bold"/>
    </style:style>
    <style:style style:name="P36" style:family="paragraph" style:parent-style-name="Standard">
      <style:paragraph-properties fo:margin-top="0cm" fo:margin-bottom="0cm" loext:contextual-spacing="false" fo:line-height="100%" fo:padding="0cm" fo:border="none"/>
      <style:text-properties fo:font-size="13pt" style:text-underline-style="none" fo:font-weight="bold" officeooo:rsid="0034bb75" officeooo:paragraph-rsid="0034bb75" style:font-size-asian="13pt" style:font-weight-asian="bold" style:font-size-complex="13pt" style:font-weight-complex="bold"/>
    </style:style>
    <style:style style:name="P37" style:family="paragraph" style:parent-style-name="Standard">
      <style:paragraph-properties fo:margin-top="0cm" fo:margin-bottom="0cm" loext:contextual-spacing="false" fo:line-height="100%" fo:padding="0cm" fo:border="none"/>
      <style:text-properties fo:font-size="13pt" style:text-underline-style="none" fo:font-weight="bold" officeooo:rsid="0036e485" officeooo:paragraph-rsid="0036e485" style:font-size-asian="13pt" style:font-weight-asian="bold" style:font-size-complex="13pt" style:font-weight-complex="bold"/>
    </style:style>
    <style:style style:name="P38" style:family="paragraph" style:parent-style-name="Standard">
      <style:paragraph-properties fo:margin-top="0cm" fo:margin-bottom="0cm" loext:contextual-spacing="false" fo:padding="0cm" fo:border="none"/>
      <style:text-properties style:font-name="Trebu" fo:font-size="13pt" fo:font-weight="bold" style:font-size-asian="13pt" style:font-weight-asian="bold" style:font-size-complex="13pt" style:font-weight-complex="bold"/>
    </style:style>
    <style:style style:name="P39" style:family="paragraph" style:parent-style-name="Standard">
      <style:paragraph-properties fo:margin-top="0cm" fo:margin-bottom="0cm" loext:contextual-spacing="false" fo:line-height="100%" fo:keep-together="auto" fo:padding="0cm" fo:border="none" fo:keep-with-next="auto"/>
      <style:text-properties officeooo:rsid="0031c6e2"/>
    </style:style>
    <style:style style:name="P40" style:family="paragraph" style:parent-style-name="Standard">
      <style:paragraph-properties fo:margin-top="0cm" fo:margin-bottom="0cm" loext:contextual-spacing="false" fo:line-height="100%" fo:keep-together="auto" fo:padding="0cm" fo:border="none" fo:keep-with-next="auto"/>
      <style:text-properties officeooo:rsid="00331086" officeooo:paragraph-rsid="00331086"/>
    </style:style>
    <style:style style:name="P41" style:family="paragraph" style:parent-style-name="Standard">
      <style:paragraph-properties fo:margin-top="0.353cm" fo:margin-bottom="0cm" loext:contextual-spacing="false" fo:text-align="start" style:justify-single-word="false" fo:padding="0cm" fo:border="none"/>
    </style:style>
    <style:style style:name="P42" style:family="paragraph" style:parent-style-name="Standard">
      <style:paragraph-properties fo:margin-top="0.353cm" fo:margin-bottom="0cm" loext:contextual-spacing="false" fo:padding="0cm" fo:border="none"/>
      <style:text-properties fo:font-size="6pt" style:font-size-asian="5.25pt" style:font-size-complex="6pt"/>
    </style:style>
    <style:style style:name="P43" style:family="paragraph" style:parent-style-name="Heading_20_1">
      <style:paragraph-properties fo:margin-top="0.353cm" fo:margin-bottom="0cm" loext:contextual-spacing="false" fo:text-align="start" style:justify-single-word="false" fo:padding="0cm" fo:border="none"/>
    </style:style>
    <style:style style:name="P44" style:family="paragraph" style:parent-style-name="Heading_20_2">
      <style:paragraph-properties fo:margin-top="0.353cm" fo:margin-bottom="0cm" loext:contextual-spacing="false" fo:padding="0cm" fo:border="none"/>
    </style:style>
    <style:style style:name="P45" style:family="paragraph" style:parent-style-name="Title" style:master-page-name="Standard">
      <style:paragraph-properties fo:margin-left="0cm" fo:margin-right="0cm" fo:margin-top="0cm" fo:margin-bottom="0cm" loext:contextual-spacing="false" fo:text-align="center" style:justify-single-word="false" fo:text-indent="0cm" style:auto-text-indent="false" style:page-number="1" fo:padding="0cm" fo:border="none"/>
    </style:style>
    <style:style style:name="P46" style:family="paragraph">
      <loext:graphic-properties draw:fill="solid" draw:fill-color="#a0a0a0"/>
      <style:paragraph-properties fo:text-align="center"/>
    </style:style>
    <style:style style:name="T1" style:family="text">
      <style:text-properties officeooo:rsid="001ae8ef"/>
    </style:style>
    <style:style style:name="T2" style:family="text">
      <style:text-properties officeooo:rsid="00163a6e"/>
    </style:style>
    <style:style style:name="T3" style:family="text">
      <style:text-properties fo:color="#1155cc" style:text-underline-style="solid" style:text-underline-width="auto" style:text-underline-color="font-color"/>
    </style:style>
    <style:style style:name="T4" style:family="text">
      <style:text-properties fo:color="#660000"/>
    </style:style>
    <style:style style:name="T5" style:family="text">
      <style:text-properties officeooo:rsid="001a87f6"/>
    </style:style>
    <style:style style:name="T6" style:family="text">
      <style:text-properties officeooo:rsid="001c74d5"/>
    </style:style>
    <style:style style:name="T7" style:family="text">
      <style:text-properties officeooo:rsid="00203c89"/>
    </style:style>
    <style:style style:name="T8" style:family="text">
      <style:text-properties officeooo:rsid="0021fb6d"/>
    </style:style>
    <style:style style:name="T9" style:family="text">
      <style:text-properties officeooo:rsid="00267076"/>
    </style:style>
    <style:style style:name="T10" style:family="text">
      <style:text-properties officeooo:rsid="0034bb75"/>
    </style:style>
    <style:style style:name="T11" style:family="text">
      <style:text-properties officeooo:rsid="0035f789"/>
    </style:style>
    <style:style style:name="T12" style:family="text">
      <style:text-properties officeooo:rsid="00388a39"/>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j6tf2leztpx8"/></text:p>
      <text:p text:style-name="P23"><text:bookmark text:name="_2t895x5vgele"/>Projet <text:span text:style-name="T2">LogicGate</text:span> </text:p>
      <text:p text:style-name="P29"><text:bookmark text:name="_6ssryf72fcgc"/>Master 1 Informatique — Génie Logiciel — Projet Phase 1</text:p>
      <text:p text:style-name="P1">Diffusion</text:p>
      <text:p text:style-name="P1"><draw:rect text:anchor-type="as-char" svg:y="0cm" draw:z-index="5" draw:style-name="gr1" draw:text-style-name="P46" svg:width="0.003cm" svg:height="0.054cm"><text:p/></draw:rect></text:p>
      <table:table table:name="Table1" table:style-name="Table1">
        <table:table-column table:style-name="Table1.A"/>
        <table:table-column table:style-name="Table1.B"/>
        <table:table-row table:style-name="Table1.1">
          <table:table-cell table:style-name="Table1.A1" office:value-type="string">
            <text:p text:style-name="P21">A:</text:p>
          </table:table-cell>
          <table:table-cell table:style-name="Table1.A1" office:value-type="string">
            <text:p text:style-name="P21">Pablo Arrighi (<text:a xlink:type="simple" xlink:href="mailto:pablo.arrighi+m1swe@gmail.com" text:style-name="Internet_20_link" text:visited-style-name="Visited_20_Internet_20_Link"><text:span text:style-name="T3">pablo.arrighi+m1swe@gmail.com</text:span></text:a>)</text:p>
            <text:p text:style-name="P21">Stefano Facchni (<text:a xlink:type="simple" xlink:href="mailto:stefano.facchini+m1swe@gmail.com" text:style-name="Internet_20_link" text:visited-style-name="Visited_20_Internet_20_Link"><text:span text:style-name="T3">stefano.facchin+m1swe@gmail.com</text:span></text:a>)</text:p>
          </table:table-cell>
        </table:table-row>
        <table:table-row table:style-name="Table1.1">
          <table:table-cell table:style-name="Table1.A1" office:value-type="string">
            <text:p text:style-name="P21">CC:</text:p>
          </table:table-cell>
          <table:table-cell table:style-name="Table1.B2" office:value-type="string">
            <text:p text:style-name="P22">Lucas <text:span text:style-name="T5">Goareguer (L</text:span><text:a xlink:type="simple" xlink:href="mailto:lucas.goareguer@etu" text:style-name="Internet_20_link" text:visited-style-name="Visited_20_Internet_20_Link"><text:span text:style-name="T5">ucas.Goareguer@etu</text:span></text:a><text:span text:style-name="T5">.univ-amu.fr</text:span>, </text:p>
            <text:p text:style-name="P22">Johan <text:span text:style-name="T5">Mabily (</text:span>Johan.<text:span text:style-name="T5">Mabily</text:span><text:a xlink:type="simple" xlink:href="mailto:lucas.goareguer@etu" text:style-name="Internet_20_link" text:visited-style-name="Visited_20_Internet_20_Link"><text:span text:style-name="T5">@etu</text:span></text:a><text:span text:style-name="T5">.univ-amu.fr)</text:span>, Chiheb <text:span text:style-name="T5">Guelmani(</text:span>Chiheb.<text:span text:style-name="T5">Guelmani</text:span><text:a xlink:type="simple" xlink:href="mailto:lucas.goareguer@etu" text:style-name="Internet_20_link" text:visited-style-name="Visited_20_Internet_20_Link"><text:span text:style-name="T5">@etu</text:span></text:a><text:span text:style-name="T5">.univ-amu.fr)</text:span>, </text:p>
            <text:p text:style-name="P22">Timothie <text:span text:style-name="T5">Geulin (</text:span>Timothie.<text:span text:style-name="T5">Geulin</text:span><text:a xlink:type="simple" xlink:href="mailto:lucas.goareguer@etu" text:style-name="Internet_20_link" text:visited-style-name="Visited_20_Internet_20_Link"><text:span text:style-name="T5">@etu</text:span></text:a><text:span text:style-name="T5">.univ-amu.fr)</text:span></text:p>
          </table:table-cell>
        </table:table-row>
      </table:table>
      <text:p text:style-name="P18"/>
      <text:p text:style-name="P1"/>
      <text:p text:style-name="P1">Participants</text:p>
      <text:p text:style-name="P1"><draw:rect text:anchor-type="as-char" svg:y="0cm" draw:z-index="6" draw:style-name="gr1" draw:text-style-name="P46" svg:width="0.003cm" svg:height="0.054cm"><text:p/></draw:rect></text:p>
      <table:table table:name="Table2" table:style-name="Table2">
        <table:table-column table:style-name="Table2.A"/>
        <table:table-column table:style-name="Table2.B"/>
        <table:table-row table:style-name="Table2.1">
          <table:table-cell table:style-name="Table2.A1" office:value-type="string">
            <text:p text:style-name="P3">Equipe</text:p>
          </table:table-cell>
          <table:table-cell table:style-name="Table2.A1" office:value-type="string">
            <text:p text:style-name="P8">LogicGate</text:p>
          </table:table-cell>
        </table:table-row>
        <table:table-row table:style-name="Table2.1">
          <table:table-cell table:style-name="Table2.A1" office:value-type="string">
            <text:p text:style-name="P3">Chef de projet</text:p>
          </table:table-cell>
          <table:table-cell table:style-name="Table2.A1" office:value-type="string">
            <text:p text:style-name="P10">Lucas</text:p>
          </table:table-cell>
        </table:table-row>
        <table:table-row table:style-name="Table2.1">
          <table:table-cell table:style-name="Table2.A1" office:value-type="string">
            <text:p text:style-name="P3">Analyste(s) / Concepteur(s)</text:p>
          </table:table-cell>
          <table:table-cell table:style-name="Table2.B3" office:value-type="string">
            <text:p text:style-name="P8">Lucas, Johan, Chiheb, Timothie</text:p>
          </table:table-cell>
        </table:table-row>
        <table:table-row table:style-name="Table2.1">
          <table:table-cell table:style-name="Table2.A1" office:value-type="string">
            <text:p text:style-name="P3">Testeur(s)</text:p>
          </table:table-cell>
          <table:table-cell table:style-name="Table2.B3" office:value-type="string">
            <text:p text:style-name="P9">Lucas, Johan, Chiheb, Timothie</text:p>
          </table:table-cell>
        </table:table-row>
        <table:table-row table:style-name="Table2.1">
          <table:table-cell table:style-name="Table2.A1" office:value-type="string">
            <text:p text:style-name="P3">Développeur(s)</text:p>
          </table:table-cell>
          <table:table-cell table:style-name="Table2.B3" office:value-type="string">
            <text:p text:style-name="P7">Lucas, Johan, Chiheb, Timothie</text:p>
          </table:table-cell>
        </table:table-row>
      </table:table>
      <text:p text:style-name="P1"/>
      <text:p text:style-name="P1"/>
      <text:p text:style-name="P38">Présentation du <text:span text:style-name="T12">client</text:span></text:p>
      <text:p text:style-name="P1"><draw:rect text:anchor-type="as-char" svg:y="0cm" draw:z-index="7" draw:style-name="gr1" draw:text-style-name="P46" svg:width="0.003cm" svg:height="0.054cm"><text:p/></draw:rect></text:p>
      <text:p text:style-name="P1"><text:tab/>Le client appartient au secteur <text:span text:style-name="T6">du développement d’applications mobile. Il souhaite créer une application à but éducatif, qui permettrait au plus grand nombre de découvrir les porte logiques de façon ludique.</text:span></text:p>
      <text:p text:style-name="P1"/>
      <text:p text:style-name="P1"/>
      <text:p text:style-name="P17"/>
      <text:p text:style-name="P1"/>
      <text:p text:style-name="P1"/>
      <text:p text:style-name="P1">Table des matière<text:span text:style-name="T12">s</text:span></text:p>
      <text:p text:style-name="P1"><draw:rect text:anchor-type="as-char" svg:y="0cm" draw:z-index="8" draw:style-name="gr1" draw:text-style-name="P46" svg:width="0.003cm" svg:height="0.054cm"><text:p/></draw:rect></text:p>
      <table:table table:name="Table3" table:style-name="Table3">
        <table:table-column table:style-name="Table3.A"/>
        <table:table-row table:style-name="Table3.1">
          <table:table-cell table:style-name="Table3.A1" office:value-type="string">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1zd0osh85pfl" text:style-name="Index_20_Link" text:visited-style-name="Index_20_Link"><text:span text:style-name="T3">Cahier des charges &amp; Spécifications</text:span></text:a></text:p>
                <text:p text:style-name="P25"><text:a xlink:type="simple" xlink:href="#_zibjt27aoypc" text:style-name="Index_20_Link" text:visited-style-name="Index_20_Link"><text:span text:style-name="T3">Synthèse</text:span></text:a></text:p>
                <text:p text:style-name="P24"><text:a xlink:type="simple" xlink:href="#_pwdkenqpp72u" text:style-name="Index_20_Link" text:visited-style-name="Index_20_Link"><text:span text:style-name="T3">Dossier d’Analyse Fonctionnelle</text:span></text:a></text:p>
                <text:p text:style-name="P25"><text:a xlink:type="simple" xlink:href="#_hhxdmnfwpbur" text:style-name="Index_20_Link" text:visited-style-name="Index_20_Link"><text:span text:style-name="T3">Synthèse</text:span></text:a></text:p>
              </text:index-body>
            </text:table-of-content>
            <text:p text:style-name="P21"/>
          </table:table-cell>
        </table:table-row>
      </table:table>
      <text:p text:style-name="P1"/>
      <text:p text:style-name="P1"/>
      <text:p text:style-name="P17"/>
      <text:p text:style-name="P27"><text:bookmark text:name="_1zd0osh85pfl"/>Cahier des charges &amp; Spécifications</text:p>
      <text:p text:style-name="P13"><text:s/>(Eventuellement: Plan de développement / Tableau de bord)</text:p>
      <text:p text:style-name="P13"/>
      <table:table table:name="Table4" table:style-name="Table4">
        <table:table-column table:style-name="Table4.A"/>
        <table:table-column table:style-name="Table4.B"/>
        <table:table-row table:style-name="Table4.1">
          <table:table-cell table:style-name="Table4.A1" office:value-type="string">
            <text:p text:style-name="P14">Auteur(s)</text:p>
          </table:table-cell>
          <table:table-cell table:style-name="Table4.A1" office:value-type="string">
            <text:p text:style-name="P15">Johan, Lucas</text:p>
          </table:table-cell>
        </table:table-row>
      </table:table>
      <text:p text:style-name="P4"/>
      <text:p text:style-name="P4"/>
      <text:p text:style-name="P1"/>
      <text:p text:style-name="P26"><text:bookmark text:name="_zibjt27aoypc"/>Synthèse</text:p>
      <text:p text:style-name="P42"/>
      <text:p text:style-name="P5">L’objectif du projet <text:span text:style-name="T7">LogicGate est de proposer une application qui doit apprendre l’utilisation des portes logiques via une succession d’exercices.</text:span></text:p>
      <text:p text:style-name="P5"/>
      <text:p text:style-name="P5">Les besoins prioritaires du client sont <text:span text:style-name="T7">de sortir l’application sur smartphone, de faire comprendre aux utilisateurs l’universalité des la portes Non-Et et Non-Ou et de rendre l’application accessible à tout le monde en termes de difficulté.</text:span></text:p>
      <text:p text:style-name="P6"/>
      <text:p text:style-name="P11"><text:span text:style-name="T8">Le projet sera abouti lorsque l’application sera utilisable et permettra une compréhension ludique des portes logiques. </text:span><text:line-break/></text:p>
      <text:p text:style-name="P5">Les principaux risques associés résiden<text:span text:style-name="T9">t dans l’utilisation de kivent, dont l’apprentissage pourrait prendre du temps.</text:span></text:p>
      <text:p text:style-name="P12">Une partie de l’équipe commencera par se former à l’utilisation de Kivent, alors que l<text:span text:style-name="T12">es </text:span>autre<text:span text:style-name="T12">s</text:span> commencer<text:span text:style-name="T12">ont</text:span> à concevoir l’architecture détaillée du programme.</text:p>
      <text:p text:style-name="P5"/>
      <text:p text:style-name="P33">Description du jeu</text:p>
      <text:p text:style-name="P39"><text:span text:style-name="T4"/></text:p>
      <text:p text:style-name="P40">Le principe du puzzle game nous a immédiatement paru le plus adapter : une nouvelle porte ou un concepts par puzzle. Dans chaque niveau le joueur a des entrées et doit obtenir certaine sortie.</text:p>
      <text:p text:style-name="P31"/>
      <text:p text:style-name="P31">Pour faciliter l'apprentissage nous avons chercher a ancrer les problèmes dans le "réel". Ainsi le circuit a construire a pour but de sélectionner des balles de couleur. Un capteur est pointer vers la prochaine balles a être examiner, les entrées du circuit décrivent la couleurs de la balles. La sortie du circuit contrôle une pince qui attrape les balles quand elle est activer. Le joueur doit placer des portes logique pour que la pince s'active quand la balle est d'une couleurs demander.</text:p>
      <text:p text:style-name="P31"/>
      <text:p text:style-name="P34">Les balles</text:p>
      <text:p text:style-name="P31"/>
      <text:p text:style-name="P31">Les balles servent de prétexte pour justifier des entées des niveaux et des sorties attendu.</text:p>
      <text:p text:style-name="P31">Elle pourront être d'une seule couleurs ou multicolore. Une balle uni n'active qu'une entrée tandis qu'une balle multicolore en active plusieurs.</text:p>
      <text:p text:style-name="P31"/>
      <text:p text:style-name="P31"/>
      <text:p text:style-name="P31"/>
      <text:p text:style-name="P31"/>
      <text:p text:style-name="P31"/>
      <text:p text:style-name="P35"><text:soft-page-break/>Les portes logique</text:p>
      <text:p text:style-name="P31"/>
      <text:p text:style-name="P31">Les portes logiques sont débloqué au cours de l'aventure.</text:p>
      <text:p text:style-name="P31">Elles ont des prix <text:span text:style-name="T12">différente</text:span> les uns des autres. Nous utiliseront les prix pour introduire l'universalité des portes Non-Et et Non-Ou (cf. suite).</text:p>
      <text:p text:style-name="P31"/>
      <text:p text:style-name="P35">L<text:span text:style-name="T10">a</text:span> consignes</text:p>
      <text:p text:style-name="P31"/>
      <text:p text:style-name="P31">L<text:span text:style-name="T10">a </text:span>consigne représente une suite de balles qu'il faudra sélectionner. <text:span text:style-name="T10">Les balles a ne pas sélectionner n'apparaîtront pas dans la consigne.</text:span></text:p>
      <text:p text:style-name="P31"/>
      <text:p text:style-name="P36">Déroulement d'un niveau :</text:p>
      <text:p text:style-name="P32"/>
      <text:p text:style-name="P32">Un niveaux ce déroule <text:span text:style-name="T11">de la façon suivantes</text:span> :</text:p>
      <text:p text:style-name="P32">- Une consigne sur la couleur des balles a sélectionner est donnée au joueurs.</text:p>
      <text:p text:style-name="P32">- Le joueur construit le circuit.</text:p>
      <text:p text:style-name="P32">- Le joueur lance la résolution.</text:p>
      <text:p text:style-name="P32">- <text:span text:style-name="T11">Si le circuit fonctionne le score est afficher sinon le joueur est inviter a poursuivre. </text:span></text:p>
      <text:p text:style-name="P32">Le joueur peut a tout moment avoir accès aux consignes, aux portes logiques disponible ainsi qu'au type de balles en entrée.</text:p>
      <text:p text:style-name="P32"/>
      <text:p text:style-name="P36">L’universalité des portes Non-Et et Non-Ou</text:p>
      <text:p text:style-name="P32"/>
      <text:p text:style-name="P32">Pour pousser le joueur a utiliser les portes Non-Et et Non-Ou nous avons choisi un système de score. Les portes on toutes un prix associer et pour de chaque niveau une somme d'argent est attribuer au joueur. A la fin du niveau de une a trois étoile sont attribuer au joueur en fonction de l'argent qu'il n'a pas utilise pour résoudre le puzzle. La troisième étoile lui est débloquer si le joueur a utiliser la somme minimale nécessaire a la résolution du puzzle.</text:p>
      <text:p text:style-name="P32">Suivants cette idées les portes Non-Et et Non-Ou on un prix faible par rapport au autre porte.</text:p>
      <text:p text:style-name="P32"/>
      <text:p text:style-name="P36">Les contrôles</text:p>
      <text:p text:style-name="P32"/>
      <text:p text:style-name="P32">Les contrôles on était penser pour être simple et permettre toutes les actions nécessaires.</text:p>
      <text:p text:style-name="P32"/>
      <text:p text:style-name="P32">Ajout d'une porte dans le circuit : Glisser la porte a l'endroit ou on souhaite la placer et lâcher.</text:p>
      <text:p text:style-name="P32">Ajout d'un file dans le circuit: Appuyer sur le point de départ du file (Entrée ou autre porte) appuyer sur le point d'arriver du file (Sortie ou autre porte), le file ce crée entre les deux entités choisi.</text:p>
      <text:p text:style-name="P32">Déplacement d'une porte : Glisser la porte a l'endroit souhaiter et lâcher. Modification des file éventuellement relier a la porte.</text:p>
      <text:p text:style-name="P31"/>
      <text:p text:style-name="P37">Diagramme de navigation</text:p>
      <text:p text:style-name="P28"/>
      <text:p text:style-name="P28"><text:bookmark text:name="_qzspsodsft4e"/></text:p>
      <text:p text:style-name="P28"/>
      <text:p text:style-name="P41"/>
      <text:p text:style-name="P41"><text:soft-page-break/></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 svg:font-family="Trebu"/>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padding="0cm" fo:border="none"/>
    </style:style>
    <style:style style:name="MP2"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text-properties fo:color="#666666"/>
    </style:style>
    <style:style style:name="MP3" style:family="paragraph" style:parent-style-name="Standard">
      <style:paragraph-properties fo:margin-left="0cm" fo:margin-right="0cm" fo:margin-top="0cm" fo:margin-bottom="0cm" loext:contextual-spacing="false" fo:text-align="end" style:justify-single-word="false" fo:text-indent="0cm" style:auto-text-indent="false" fo:padding="0cm" fo:border="none"/>
    </style:style>
    <style:style style:name="MP4" style:family="paragraph" style:parent-style-name="Standard">
      <style:paragraph-properties fo:margin-top="0cm" fo:margin-bottom="0cm" loext:contextual-spacing="false" fo:text-align="end" style:justify-single-word="false" fo:padding="0cm" fo:border="none"/>
    </style:style>
    <style:style style:name="MT1" style:family="text">
      <style:text-properties officeooo:rsid="001ae8ef"/>
    </style:style>
    <style:style style:name="MT2" style:family="text">
      <style:text-properties officeooo:rsid="00163a6e"/>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2.jpg" text:anchor-type="char" svg:x="-1.588cm" svg:y="0.318cm" svg:width="6.1cm" svg:height="1.88cm" draw:z-index="4"><draw:image xlink:href="Pictures/10000000000001930000007D0042D439.jpg" xlink:type="simple" xlink:show="embed" xlink:actuate="onLoad"/></draw:frame></text:p>
        <text:p text:style-name="MP2">Date de rendu</text:p>
        <text:p text:style-name="MP3">Projet Phase 1 / <text:s/><text:span text:style-name="MT1">LogicGate</text:span></text:p>
        <text:p text:style-name="MP2">Equipe <text:span text:style-name="MT2">LogicGate</text:span> : <text:span text:style-name="MT2">Lucas, Johan, Chiheb, Timothie</text:span></text:p>
      </style:header>
      <style:footer>
        <text:p text:style-name="MP4"><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 LibreOffice_project/40m0$Build-3</meta:generator>
    <dc:date>2017-09-30T17:24:49.040371689</dc:date>
    <meta:editing-duration>PT1H39M5S</meta:editing-duration>
    <meta:editing-cycles>19</meta:editing-cycles>
    <meta:document-statistic meta:table-count="4" meta:image-count="1" meta:object-count="0" meta:page-count="5" meta:paragraph-count="73" meta:word-count="737" meta:character-count="4804" meta:non-whitespace-character-count="4125"/>
  </office:meta>
</office:document-meta>
</file>